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2A50DFB7BE4AB141.png" manifest:media-type="image/png"/>
  <manifest:file-entry manifest:full-path="Pictures/10000000000004220000031A8AB4892A4CE9E2A2.png" manifest:media-type="image/png"/>
  <manifest:file-entry manifest:full-path="Pictures/100000000000033C0000026DB2BEE5C7C4455B8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fo:font-size="22pt" fo:language="en" fo:country="US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3cm" presentation:class="title" presentation:user-transformed="true">
          <draw:text-box>
            <text:p>SE1-Parkhaus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Ex-Gso:</text:span></text:p>
            <text:p><text:span text:style-name="T1">Melih Z.</text:span></text:p>
            <text:p><text:span text:style-name="T1">Niclas H.</text:span></text:p>
            <text:p><text:span text:style-name="T1">Michael S.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haltsverzeichn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inleitung</text:p>
              </text:list-item>
              <text:list-item>
                <text:p>Zielkonflikte</text:p>
              </text:list-item>
              <text:list-item>
                <text:p>Summarisches Projektprotokoll</text:p>
              </text:list-item>
              <text:list-item>
                <text:p>Resumée und Fazit</text:p>
              </text:list-item>
              <text:list-item>
                <text:p>Präsentation und Demo des Projekts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Einleitu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a xlink:href="https://github.com/mksaf/EX-GSO-SE1" xlink:type="simple">https://github.com/mksaf/EX-GSO-SE1</text:a></text:p>
                <text:p/>
              </text:list-item>
              <text:list-item>
                <text:p>Vorstellung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Zielkonflik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lan-/Zielkonflikt</text:p>
                <text:p/>
              </text:list-item>
              <text:list-item>
                <text:p>Technische Entscheidungen</text:p>
                <text:p/>
              </text:list-item>
              <text:list-item>
                <text:p>Unklare Prioritäte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ummarisches Projektprotokoll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Summarisches Projektprotokoll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Resumée und Fazi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sumée und Fazit</text:p>
              </text:list-item>
              <text:list-item>
                <text:p>Früher anfangen</text:p>
              </text:list-item>
              <text:list-item>
                <text:p>Bessere Aufteilung der Aufgaben</text:p>
              </text:list-item>
              <text:list-item>
                <text:p>Mehr Kommunikation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äsentation und Dem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räsentation und Demo des Projekts</text:p>
                <text:p/>
                <text:p><text:s/></text:p>
                <text:list>
                  <text:list-header>
                    <text:p><text:span text:style-name="T2"><text:s text:c="13"/></text:span><text:span text:style-name="T2">Live Demo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print_20_Plans">
        <draw:frame presentation:style-name="pr7" draw:text-style-name="P3" draw:layer="layout" svg:width="19.999cm" svg:height="3.506cm" svg:x="6.6cm" svg:y="8.8cm" presentation:class="title" presentation:user-transformed="true">
          <draw:text-box>
            <text:p><text:span text:style-name="T3">Vielen Dank für Ihre Aufmerksamkeit!</text:span></text:p>
          </draw:text-box>
        </draw:frame>
        <draw:frame draw:style-name="gr2" draw:text-style-name="P4" draw:layer="layout" svg:width="3.533cm" svg:height="1.243cm" svg:x="2.267cm" svg:y="10.06cm">
          <draw:image xlink:href="Pictures/10000000000000580000001F2A50DFB7BE4AB1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8AB4892A4CE9E2A2.png" xlink:type="simple" xlink:show="embed" xlink:actuate="onLoad"/>
    <draw:fill-image draw:name="background" xlink:href="Pictures/100000000000033C0000026DB2BEE5C7C4455B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4T12:42:34.085000000</meta:creation-date>
    <meta:editing-duration>PT9M7S</meta:editing-duration>
    <meta:editing-cycles>11</meta:editing-cycles>
    <meta:generator>LibreOffice/6.2.3.2$Windows_X86_64 LibreOffice_project/aecc05fe267cc68dde00352a451aa867b3b546ac</meta:generator>
    <dc:title>Blueprint Plans</dc:title>
    <dc:date>2019-06-22T12:46:39.695000000</dc:date>
    <meta:document-statistic meta:object-count="64"/>
  </office:meta>
</office:document-meta>
</file>